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3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30">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9"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0"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1"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2" style:family="paragraph" style:parent-style-name="Standard" style:list-style-name="L22">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3" style:family="paragraph" style:parent-style-name="Standard" style:list-style-name="L2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4" style:family="paragraph" style:parent-style-name="Standard" style:list-style-name="L2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5" style:family="paragraph" style:parent-style-name="Standard" style:list-style-name="L2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6" style:family="paragraph" style:parent-style-name="Standard" style:list-style-name="L26">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7"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8"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9"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0" style:family="paragraph" style:parent-style-name="Standard" style:list-style-name="L15">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1" style:family="paragraph" style:parent-style-name="Standard" style:list-style-name="L25">
      <style:paragraph-properties fo:text-align="start" style:justify-single-word="false"/>
      <style:text-properties fo:color="#ff0000"/>
    </style:style>
    <style:style style:name="P72" style:family="paragraph" style:parent-style-name="Standard" style:list-style-name="L25">
      <style:paragraph-properties fo:text-align="start" style:justify-single-word="false"/>
    </style:style>
    <style:style style:name="P73"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style>
    <style:style style:name="T6" style:family="text">
      <style:text-properties fo:color="#ff0000" style:text-underline-style="none" fo:font-weight="normal" style:font-weight-asian="normal" style:font-weight-complex="normal"/>
    </style:style>
    <style:style style:name="T7" style:family="text">
      <style:text-properties style:use-window-font-color="true" fo:font-size="12pt" style:text-underline-style="none" fo:font-weight="bold" style:font-size-asian="12pt" style:font-weight-asian="bold" style:font-size-complex="12pt" style:font-weight-complex="bold"/>
    </style:style>
    <style:style style:name="T8" style:family="text">
      <style:text-properties style:use-window-font-color="true" fo:font-size="12pt" style:text-underline-style="none" fo:font-weight="normal" style:font-size-asian="12pt" style:font-weight-asian="normal" style:font-size-complex="12pt" style:font-weight-complex="normal"/>
    </style:style>
    <style:style style:name="T9"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10"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fo:color="#b80047" fo:font-style="italic" fo:font-weight="normal" style:font-style-asian="italic" style:font-weight-asian="normal" style:font-style-complex="italic" style:font-weight-complex="normal"/>
    </style:style>
    <style:style style:name="T20" style:family="text">
      <style:text-properties fo:color="#b80047" fo:font-style="italic" style:font-style-asian="italic" style:font-style-complex="italic"/>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6976295481" text:style-name="L1">
        <text:list-item>
          <text:p text:style-name="P30">email (VARCHAR, UNIQUE, NOT NULL – used to univoquely identify the user)</text:p>
        </text:list-item>
        <text:list-item>
          <text:p text:style-name="P30">name (VARCHAR, NOT NULL)</text:p>
        </text:list-item>
        <text:list-item>
          <text:p text:style-name="P30">surname (VARCHAR, NOT NULL)</text:p>
        </text:list-item>
        <text:list-item>
          <text:p text:style-name="P60"><text:span text:style-name="T3">school (VARCHAR, NOT NULL – the name of the school of the user) </text:span><text:span text:style-name="T6">(this field might be modified depending on specific buyers' requirements)</text:span></text:p>
        </text:list-item>
        <text:list-item>
          <text:p text:style-name="P30">school_level_id (INTEGER, FK, NOT NULL – refers to table school_levels (2): a user refers to only one level of teaching, such as 'primary school', 'secondary school', etc)</text:p>
        </text:list-item>
        <text:list-item>
          <text:p text:style-name="P30">location_id (INTEGER, FK, NOT NULL – refers to table locations (5))</text:p>
        </text:list-item>
        <text:list-item>
          <text:p text:style-name="P30">password_hash (VARCHAR – used for encrypting the password)</text:p>
        </text:list-item>
        <text:list-item>
          <text:p text:style-name="P30">password_salt (VARCHAR – used for encrypting the password)</text:p>
        </text:list-item>
        <text:list-item>
          <text:p text:style-name="P67">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6">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2152686138" text:style-name="L2">
        <text:list-item>
          <text:p text:style-name="P31">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658695710" text:style-name="L3">
        <text:list-item>
          <text:p text:style-name="P32">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636783592" text:style-name="L4">
        <text:list-item>
          <text:p text:style-name="P33">user_id (INTEGER, FK, NOT NULL)</text:p>
        </text:list-item>
        <text:list-item>
          <text:p text:style-name="P33">subject_id (INTEGER, FK, NOT NULL)</text:p>
        </text:list-item>
        <text:list-item>
          <text:p text:style-name="P68">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6">it might be necessary to add more tables for example for 'region', or 'province', depending on the buyer's need</text:span><text:span text:style-name="T3">)</text:span></text:p>
      <text:list xml:id="list945917748" text:style-name="L5">
        <text:list-item>
          <text:p text:style-name="P34">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1378343081" text:style-name="L6">
        <text:list-item>
          <text:p text:style-name="P35">user_id (INTEGER, FK, NOT NULL, it represents the user who loaded or created this element)</text:p>
        </text:list-item>
        <text:list-item>
          <text:p text:style-name="P35">title (VARCHAR, NOT NULL)</text:p>
        </text:list-item>
        <text:list-item>
          <text:p text:style-name="P35">description (TEXT, NOT NULL)</text:p>
        </text:list-item>
        <text:list-item>
          <text:p text:style-name="P35">duration (INTEGER – it is used only for audio and videos, can be null for images)</text:p>
        </text:list-item>
        <text:list-item>
          <text:p text:style-name="P35">sti_type (VARCHAR, NOT NULL – single table inheritance field: it is the name of the submodel associated in Rails)</text:p>
        </text:list-item>
        <text:list-item>
          <text:p text:style-name="P35">public (BOOLEAN, NOT NULL, DEFAULT FALSE – if public the element can be seen and used by anyone)</text:p>
        </text:list-item>
        <text:list-item>
          <text:p text:style-name="P35">publication_date (TIMESTAMP – the time in which the media element has been published; null if still private)</text:p>
        </text:list-item>
        <text:list-item>
          <text:p text:style-name="P69">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931262961" text:style-name="L7">
        <text:list-item>
          <text:p text:style-name="P36">lesson_id (INTEGER, FK, NOT NULL – refers to table lessons (9))</text:p>
        </text:list-item>
        <text:list-item>
          <text:p text:style-name="P36">title (TEXT – may be null)</text:p>
        </text:list-item>
        <text:list-item>
          <text:p text:style-name="P36">text1 (TEXT – may be null)</text:p>
        </text:list-item>
        <text:list-item>
          <text:p text:style-name="P36">text2 (TEXT – may be null)</text:p>
        </text:list-item>
        <text:list-item>
          <text:p text:style-name="P36">position (INTEGER, NOT NULL – represents the position of the slide inside the lesson)</text:p>
        </text:list-item>
        <text:list-item>
          <text:p text:style-name="P36">kind (ENUM ['cover', 'text1', 'text2', 'image1', 'image2', 'image3', 'audio1', 'audio2', 'video1', 'video2'] – represents the type of the slide)</text:p>
        </text:list-item>
      </text:list>
      <text:p text:style-name="P4">slide types:</text:p>
      <text:list xml:id="list501909453" text:style-name="L8">
        <text:list-item>
          <text:p text:style-name="P61"><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61"><text:span text:style-name="T2">text1</text:span><text:span text:style-name="T3">: title + one big text area with TinyMCE – it is possible to edit mathematical formulas </text:span><text:soft-page-break/><text:span text:style-name="T3">inside (this is possible in any other slide using TinyMCE). All the remaining slide types </text:span><text:span text:style-name="T3">contain a title as well, I don't specify it again</text:span></text:p>
        </text:list-item>
        <text:list-item>
          <text:p text:style-name="P61"><text:span text:style-name="T2">text2</text:span><text:span text:style-name="T3">: two smaller text areas</text:span></text:p>
        </text:list-item>
        <text:list-item>
          <text:p text:style-name="P61"><text:span text:style-name="T2">image1</text:span><text:span text:style-name="T3">: a small text area and a small picture</text:span></text:p>
        </text:list-item>
        <text:list-item>
          <text:p text:style-name="P61"><text:span text:style-name="T2">image2</text:span><text:span text:style-name="T3">: two small pictures</text:span></text:p>
        </text:list-item>
        <text:list-item>
          <text:p text:style-name="P61"><text:span text:style-name="T2">image3</text:span><text:span text:style-name="T3">: a big picture</text:span></text:p>
        </text:list-item>
        <text:list-item>
          <text:p text:style-name="P61"><text:span text:style-name="T2">audio1</text:span><text:span text:style-name="T3">: small text area and a small audio player</text:span></text:p>
        </text:list-item>
        <text:list-item>
          <text:p text:style-name="P61"><text:span text:style-name="T2">audio2</text:span><text:span text:style-name="T3">: big audio player</text:span></text:p>
        </text:list-item>
        <text:list-item>
          <text:p text:style-name="P61"><text:span text:style-name="T2">video1</text:span><text:span text:style-name="T3">: small text area and a small video player</text:span></text:p>
        </text:list-item>
        <text:list-item>
          <text:p text:style-name="P61"><text:span text:style-name="T2">video2</text:span><text:span text:style-name="T3">: big video player</text:span></text:p>
        </text:list-item>
      </text:list>
      <text:p text:style-name="P1"><text:span text:style-name="T3">Model Slide (associated to the table slides):</text:span></text:p>
      <text:p text:style-name="P3"/>
      <text:p text:style-name="P1"><text:span text:style-name="T3">Table </text:span><text:span text:style-name="T2">media_elements_slides (8)</text:span><text:span text:style-name="T3"> (a copy of a media_element inside a slide)</text:span></text:p>
      <text:list xml:id="list1332239000" text:style-name="L10">
        <text:list-item>
          <text:p text:style-name="P37">media_element_id (INTEGER, FK, NOT NULL – refers to table media_elements (6))</text:p>
        </text:list-item>
        <text:list-item>
          <text:p text:style-name="P37">slide_id (INTEGER, FK, NOT NULL – refers to table slides (7))</text:p>
        </text:list-item>
        <text:list-item>
          <text:p text:style-name="P37">position (INTEGER, NOT NULL – it represents the position inside the slide)</text:p>
        </text:list-item>
      </text:list>
      <text:p text:style-name="P1"><text:span text:style-name="T3">Model </text:span><text:span text:style-name="T2">MediaElementsSlide </text:span><text:span text:style-name="T3">(associated to table media_elements_slides):</text:span></text:p>
      <text:list xml:id="list367572961" text:style-name="L11">
        <text:list-item>
          <text:p text:style-name="P38">validation of presence of every field</text:p>
        </text:list-item>
        <text:list-item>
          <text:p text:style-name="P38">validation of numericality int &gt; 0, and presence of associated fields, for media_element_id and slide_id</text:p>
        </text:list-item>
        <text:list-item>
          <text:p text:style-name="P38">validation of the type of the element depending on the type of slide</text:p>
        </text:list-item>
        <text:list-item>
          <text:p text:style-name="P38">validation of inclusion of position in [1, 2], and it can't be 2 if the slide type does not allow two elements</text:p>
        </text:list-item>
        <text:list-item>
          <text:p text:style-name="P38">validation of uniqueness of the triple [position, media_element_id, slide_id]</text:p>
        </text:list-item>
        <text:list-item>
          <text:p text:style-name="P38">validation that the media_element must be loaded by me or public</text:p>
        </text:list-item>
      </text:list>
      <text:p text:style-name="P3"/>
      <text:p text:style-name="P1"><text:span text:style-name="T3">Table </text:span><text:span text:style-name="T2">lessons (9)</text:span><text:span text:style-name="T3"> (a lesson composed by a set of ordered slides):</text:span></text:p>
      <text:list xml:id="list1849929622" text:style-name="L12">
        <text:list-item>
          <text:p text:style-name="P39">user_id (INTEGER, FK, NOT NULL – refers to table users (1))</text:p>
        </text:list-item>
        <text:list-item>
          <text:p text:style-name="P39">subject_id (INTEGER, FK, NOT NULL – refers to table subjects (3))</text:p>
        </text:list-item>
        <text:list-item>
          <text:p text:style-name="P39">school_level_id (INTEGER, FK, NOT NULL – refers to table school_levels (2))</text:p>
        </text:list-item>
        <text:list-item>
          <text:p text:style-name="P39">title (VARCHAR, NOT NULL)</text:p>
        </text:list-item>
        <text:list-item>
          <text:p text:style-name="P39">description (TEXT, NOT NULL)</text:p>
        </text:list-item>
        <text:list-item>
          <text:p text:style-name="P39">public (BOOLEAN, NOT NULL, DEFAULT FALSE – if set to true anyone can see, link and copy the lesson)</text:p>
        </text:list-item>
        <text:list-item>
          <text:p text:style-name="P39">parent_id (INTEGER, FK – can be null, refers to table lessons (9) – this foreign key points to the lesson from which the current lesson has been copied)</text:p>
        </text:list-item>
        <text:list-item>
          <text:p text:style-name="P39">copied_not_modified (BOOLEAN, NOT NULL – set to true if the lesson has just been copied but still not modified)</text:p>
        </text:list-item>
        <text:list-item>
          <text:p text:style-name="P39">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759359922" text:style-name="L13">
        <text:list-item>
          <text:p text:style-name="P40">user_id (INTEGER, FK, NOT NULL – user who likes)</text:p>
        </text:list-item>
        <text:list-item>
          <text:p text:style-name="P40">lesson_id (INTEGER, FK, NOT NULL – references to table lesson (9))</text:p>
        </text:list-item>
      </text:list>
      <text:p text:style-name="P1"><text:soft-page-break/><text:span text:style-name="T3">Model </text:span><text:span text:style-name="T2">Like</text:span><text:span text:style-name="T3"> (associated to table likes):</text:span></text:p>
      <text:list xml:id="list1202413765" text:style-name="L14">
        <text:list-item>
          <text:p text:style-name="P41">validation of presence of each field</text:p>
        </text:list-item>
        <text:list-item>
          <text:p text:style-name="P41">validation of numericality int &gt; 0 and presence of associated element for user_id and lesson_id</text:p>
        </text:list-item>
        <text:list-item>
          <text:p text:style-name="P41">validation of uniqueness with scope for the couple [user_id, lesson_id]</text:p>
        </text:list-item>
        <text:list-item>
          <text:p text:style-name="P41">validation that an user can like only an element or lesson that does not belong to him and is public</text:p>
        </text:list-item>
      </text:list>
      <text:p text:style-name="P3"/>
      <text:p text:style-name="P1"><text:span text:style-name="T3">Table </text:span><text:span text:style-name="T2">reports (11)</text:span><text:span text:style-name="T3"> (report of abuse of lessons or media elements):</text:span></text:p>
      <text:list xml:id="list1768467527" text:continue-list="list1759359922" text:style-name="L13">
        <text:list-item>
          <text:p text:style-name="P40">user_id (INTEGER, FK, NOT NULL – user who likes)</text:p>
        </text:list-item>
        <text:list-item>
          <text:p text:style-name="P40">reportable_id (INTEGER, NOT NULL – reported object's id)</text:p>
        </text:list-item>
        <text:list-item>
          <text:p text:style-name="P40">reportable_type (ENUM ['MediaElement', 'Lesson'] – not null, unique index together with reportable_id and user_id)</text:p>
        </text:list-item>
        <text:list-item>
          <text:p text:style-name="P40">comment (TEXT, NOT NULL)</text:p>
        </text:list-item>
      </text:list>
      <text:p text:style-name="P1"><text:span text:style-name="T3">Model </text:span><text:span text:style-name="T2">Report</text:span><text:span text:style-name="T3"> (associated to table reports):</text:span></text:p>
      <text:list xml:id="list915687869" text:style-name="L15">
        <text:list-item>
          <text:p text:style-name="P42">validation of presence of each field</text:p>
        </text:list-item>
        <text:list-item>
          <text:p text:style-name="P42">validation of numericality int &gt; 0 and presence of associated element for user_id and reportable_id</text:p>
        </text:list-item>
        <text:list-item>
          <text:p text:style-name="P42">validation of uniqueness with scope for the triple [user_id, reportable_id, reportable_type]</text:p>
        </text:list-item>
        <text:list-item>
          <text:p text:style-name="P42">validation of inclusion reportable_type in ['MediaElement', 'Lesson']</text:p>
        </text:list-item>
        <text:list-item>
          <text:p text:style-name="P70">validation of length of comment</text:p>
        </text:list-item>
      </text:list>
      <text:p text:style-name="P3"/>
      <text:p text:style-name="P1"><text:span text:style-name="T3">Table </text:span><text:span text:style-name="T2">bookmarks (12)</text:span><text:span text:style-name="T3"> (bookmark to see a lesson or a media element inside my own section):</text:span></text:p>
      <text:list xml:id="list169961610" text:continue-list="list1768467527" text:style-name="L13">
        <text:list-item>
          <text:p text:style-name="P40">user_id (INTEGER, FK, NOT NULL – user who likes)</text:p>
        </text:list-item>
        <text:list-item>
          <text:p text:style-name="P40">bookmarkable_id (INTEGER, NOT NULL – bookmarked object's id)</text:p>
        </text:list-item>
        <text:list-item>
          <text:p text:style-name="P40">bookmarkable_type (ENUM ['MediaElement', 'Lesson'] – not null, unique index together with bookmarkable_id and user_id)</text:p>
        </text:list-item>
      </text:list>
      <text:p text:style-name="P1"><text:span text:style-name="T3">Model </text:span><text:span text:style-name="T2">Bookmark</text:span><text:span text:style-name="T3"> (associated to table bookmarks):</text:span></text:p>
      <text:list xml:id="list883414391" text:style-name="L16">
        <text:list-item>
          <text:p text:style-name="P43">validation of presence of each field</text:p>
        </text:list-item>
        <text:list-item>
          <text:p text:style-name="P43">validation of numericality int &gt; 0 and presence of associated element for user_id and bookmarkable_id</text:p>
        </text:list-item>
        <text:list-item>
          <text:p text:style-name="P43">validation of uniqueness with scope for the triple [user_id, bookmarkable_id, bookmarkable_type]</text:p>
        </text:list-item>
        <text:list-item>
          <text:p text:style-name="P43">validation of inclusion bookmarkable_type in ['MediaElement', 'Lesson']</text:p>
        </text:list-item>
        <text:list-item>
          <text:p text:style-name="P43">validation that an user can bookmark only an element or lesson that does not belong to him and is public</text:p>
        </text:list-item>
      </text:list>
      <text:p text:style-name="P3">This model must implement also a cascade destruction for the table virtual_classroom_lessons (13), inside the ruby code.</text:p>
      <text:p text:style-name="P3">The bookmark is used only for elements and lessons that are public and not mine.</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504657306" text:style-name="L17">
        <text:list-item>
          <text:p text:style-name="P44">lesson_id (INTEGER, FK, NOT NULL – refers to table lessons (9))</text:p>
        </text:list-item>
        <text:list-item>
          <text:p text:style-name="P44">user_id (INTEGER, FK, NOT NULL – refers to table users (1))</text:p>
        </text:list-item>
        <text:list-item>
          <text:p text:style-name="P44">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text:span></text:p>
      <text:list xml:id="list2028446651" text:style-name="L18">
        <text:list-item>
          <text:p text:style-name="P45">validation of presence of every field, except for position</text:p>
        </text:list-item>
        <text:list-item>
          <text:p text:style-name="P45"><text:soft-page-break/>validation of numericality int &gt; 0 and presence of associated element for lesson_id and user_id</text:p>
        </text:list-item>
        <text:list-item>
          <text:p text:style-name="P45">validation, if not null, of numericality of position, int &gt; 0</text:p>
        </text:list-item>
        <text:list-item>
          <text:p text:style-name="P45">automatic system of updating the positions</text:p>
        </text:list-item>
        <text:list-item>
          <text:p text:style-name="P45">validation of uniqueness with scope on the couple [user_id, lesson_id] and on the triple [user_id, lesson_id, position] if position not null</text:p>
        </text:list-item>
        <text:list-item>
          <text:p text:style-name="P45">validation that must exist bookmark before, or the lesson is mine (for media elements it is different, I can also use an element without having it in my bookmarks or my elements)</text:p>
        </text:list-item>
        <text:list-item>
          <text:p text:style-name="P45">it's not possible to create this record if the associated lesson results as copied_not_modified = true</text:p>
        </text:list-item>
      </text:list>
      <text:p text:style-name="P3"/>
      <text:p text:style-name="P1"><text:span text:style-name="T3">Table </text:span><text:span text:style-name="T2">tags (14)</text:span><text:span text:style-name="T3"> ('platonic' tag, which copies are defined for each lesson or media element)</text:span></text:p>
      <text:list xml:id="list810274962" text:continue-list="list504657306" text:style-name="L17">
        <text:list-item>
          <text:p text:style-name="P44">word (STRING, NOT NULL – the content of the tag)</text:p>
        </text:list-item>
      </text:list>
      <text:p text:style-name="P3">This table has implemented cascade automatic destruction for table taggings (15)</text:p>
      <text:p text:style-name="P1"><text:span text:style-name="T3">Model </text:span><text:span text:style-name="T2">Tag</text:span><text:span text:style-name="T3"> (associated to table tags):</text:span></text:p>
      <text:list xml:id="list2012685363" text:style-name="L19">
        <text:list-item>
          <text:p text:style-name="P46">validation of presence of the field word, and <text:span text:style-name="T5">validation of its length</text:span></text:p>
        </text:list-item>
      </text:list>
      <text:p text:style-name="P3"/>
      <text:p text:style-name="P1"><text:span text:style-name="T3">Table </text:span><text:span text:style-name="T2">taggings (15)</text:span><text:span text:style-name="T3"> (copy of a tag relative to a lesson or a media element):</text:span></text:p>
      <text:list xml:id="list1567485268" text:continue-list="list169961610" text:style-name="L13">
        <text:list-item>
          <text:p text:style-name="P40">tag_id (INTEGER, FK, NOT NULL – relative tag)</text:p>
        </text:list-item>
        <text:list-item>
          <text:p text:style-name="P40">taggable_id (INTEGER, NOT NULL – tagged object's id)</text:p>
        </text:list-item>
        <text:list-item>
          <text:p text:style-name="P40">taggable_type (ENUM ['MediaElement', 'Lesson'] – not null, unique index together with taggable_id and tag_id)</text:p>
        </text:list-item>
      </text:list>
      <text:p text:style-name="P1"><text:span text:style-name="T3">Model </text:span><text:span text:style-name="T2">Tagging</text:span><text:span text:style-name="T3"> (associated to table taggings):</text:span></text:p>
      <text:list xml:id="list1480267550" text:style-name="L20">
        <text:list-item>
          <text:p text:style-name="P47">validation of presence of each field</text:p>
        </text:list-item>
        <text:list-item>
          <text:p text:style-name="P47">validation of numericality int &gt; 0 and presence of associated element for tag_id and taggiable_id</text:p>
        </text:list-item>
        <text:list-item>
          <text:p text:style-name="P47">validation of uniqueness with scope for the triple [tag_id, taggable_id, taggable_type]</text:p>
        </text:list-item>
        <text:list-item>
          <text:p text:style-name="P47">validation of inclusion taggable_type in ['MediaElement', 'Lesson']</text:p>
        </text:list-item>
      </text:list>
      <text:p text:style-name="P3"/>
      <text:p text:style-name="P1"><text:span text:style-name="T3">Table </text:span><text:span text:style-name="T2">notifications (16)</text:span><text:span text:style-name="T3"> (notification of events to the user):</text:span></text:p>
      <text:list xml:id="list1738343522" text:continue-list="list1567485268" text:style-name="L13">
        <text:list-item>
          <text:p text:style-name="P40">user_id (INTEGER, FK, NOT NULL – relative tag)</text:p>
        </text:list-item>
        <text:list-item>
          <text:p text:style-name="P40">message (TEXT, NOT NULL – message)</text:p>
        </text:list-item>
        <text:list-item>
          <text:p text:style-name="P40">seen (BOOLEAN, DEFAULT FALSE – when set to true the notification is not visible anymore)</text:p>
        </text:list-item>
      </text:list>
      <text:p text:style-name="P1"><text:span text:style-name="T3">Model </text:span><text:span text:style-name="T2">Notification</text:span><text:span text:style-name="T3"> (associated to table notifications):</text:span></text:p>
      <text:list xml:id="list1218493550" text:style-name="L21">
        <text:list-item>
          <text:p text:style-name="P48">validation of presence of each field</text:p>
        </text:list-item>
        <text:list-item>
          <text:p text:style-name="P48">validation of inclusion seen in [true, false]</text:p>
        </text:list-item>
        <text:list-item>
          <text:p text:style-name="P48">validation of numericality int &gt; 0 and presence of associated element for user_id</text:p>
        </text:list-item>
      </text:list>
      <text:p text:style-name="P3"/>
      <text:p text:style-name="P3"/>
      <text:p text:style-name="P3"/>
      <text:p text:style-name="P21">Section 2: Logical Processes</text:p>
      <text:p text:style-name="P2"/>
      <text:p text:style-name="P3"/>
      <text:p text:style-name="P14">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213671454" text:style-name="L22">
        <text:list-item>
          <text:p text:style-name="P62"><text:soft-page-break/><text:span text:style-name="T3">if an item is handled</text:span><text:span text:style-name="T2"> </text:span><text:span text:style-name="T13">by a bookmark</text:span><text:span text:style-name="T3">, it means that the user has no right to touch it (deletion, modifications)</text:span></text:p>
        </text:list-item>
        <text:list-item>
          <text:p text:style-name="P62"><text:span text:style-name="T3">if an item is handled </text:span><text:span text:style-name="T13">directly</text:span><text:span text:style-name="T16">, instead, it means that the user is allowed to do changes on it</text:span></text:p>
        </text:list-item>
      </text:list>
      <text:p text:style-name="P9"/>
      <text:p text:style-name="P1"><text:span text:style-name="T16">Another important concept is </text:span><text:span text:style-name="T15">privateness</text:span><text:span text:style-name="T16">: </text:span></text:p>
      <text:list xml:id="list682652081" text:style-name="L23">
        <text:list-item>
          <text:p text:style-name="P63"><text:span text:style-name="T16">if an item is </text:span><text:span text:style-name="T13">private</text:span><text:span text:style-name="T15"> </text:span><text:span text:style-name="T16">it can be seen only by its owner</text:span></text:p>
        </text:list-item>
        <text:list-item>
          <text:p text:style-name="P63"><text:span text:style-name="T16">if an item is </text:span><text:span text:style-name="T13">public</text:span><text:span text:style-name="T16"> it can be seen also by others</text:span></text:p>
        </text:list-item>
      </text:list>
      <text:p text:style-name="P9"/>
      <text:p text:style-name="P3">The application of bookmarks is different between lessons and media elements:</text:p>
      <text:list xml:id="list941461339" text:style-name="L24">
        <text:list-item>
          <text:p text:style-name="P64"><text:span text:style-name="T3">for </text:span><text:span text:style-name="T13">lessons</text:span><text:span text:style-name="T3">, there always exists an </text:span><text:span text:style-name="T18">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4"><text:span text:style-name="T3">for </text:span><text:span text:style-name="T13">media elements</text:span><text:span text:style-name="T3">, the user who loaded the element owns it </text:span><text:span text:style-name="T17">only as far as the element is private</text:span><text:span text:style-name="T3">: when an element gets public, they don't have anymore an owner, and even the user who loaded it needs a bookmark to access it; </text:span><text:span text:style-name="T2">a media element gets public when somebody </text:span><text:span text:style-name="T2">publishes a lesson containing it</text:span><text:span text:style-name="T3">, </text:span><text:span text:style-name="T12">since that moment that particular element can't turn private again even if the lesson is not public anymore</text:span><text:span text:style-name="T3">.</text:span></text:p>
        </text:list-item>
      </text:list>
      <text:p text:style-name="P3"/>
      <text:p text:style-name="P3"/>
      <text:p text:style-name="P3">There are 8 different extractors (each one corresponds to an action, which corresponds to a static method, which may correspond to the same submethod of another extractor):</text:p>
      <text:p text:style-name="P3"/>
      <text:list xml:id="list960828918" text:style-name="L25">
        <text:list-item>
          <text:p text:style-name="P71"><text:span text:style-name="T21">Suggested Lessons</text:span><text:span text:style-name="T22">: conditions → </text:span><text:span text:style-name="T23">(public = true) </text:span><text:span text:style-name="T16">∧</text:span><text:span text:style-name="T23"> (user_id != mine) </text:span><text:span text:style-name="T24">∧</text:span><text:span text:style-name="T23"> (subject_id corresponds to one of my subjects)</text:span><text:span text:style-name="T22"> → returns Lessons Container</text:span></text:p>
        </text:list-item>
        <text:list-item>
          <text:p text:style-name="P71"><text:span text:style-name="T21">Last Media Elements</text:span><text:span text:style-name="T22">: conditions → </text:span><text:span text:style-name="T23">(public = true) </text:span><text:span text:style-name="T16">∧</text:span><text:span text:style-name="T23"> (user_id != mine) </text:span><text:span text:style-name="T24">∧</text:span><text:span text:style-name="T23"> (there is no </text:span><text:span text:style-name="T23">bookmark for my user) </text:span><text:span text:style-name="T22">→ returns Elements Container (ordered by publication date descendant)</text:span></text:p>
        </text:list-item>
        <text:list-item>
          <text:p text:style-name="P72"><text:span text:style-name="T7">Search General Lessons</text:span><text:span text:style-name="T8">: conditions →</text:span><text:span text:style-name="T9"> (input condition) </text:span><text:span text:style-name="T10">∧ </text:span><text:span text:style-name="T9">((public = true) </text:span><text:span text:style-name="T16">∧</text:span><text:span text:style-name="T9"> (user_id != mine))</text:span><text:span text:style-name="T8"> → returns Lessons Container</text:span></text:p>
        </text:list-item>
        <text:list-item>
          <text:p text:style-name="P72"><text:span text:style-name="T7">Search My Lessons</text:span><text:span text:style-name="T8">: conditions → </text:span><text:span text:style-name="T9">(input condition) </text:span><text:span text:style-name="T10">∧ </text:span><text:span text:style-name="T9">((user_id = mine) </text:span><text:span text:style-name="T16">∨</text:span><text:span text:style-name="T9"> (there exists a bookmark for my user))</text:span><text:span text:style-name="T8"> → returns Lessons Container</text:span></text:p>
        </text:list-item>
        <text:list-item>
          <text:p text:style-name="P72"><text:span text:style-name="T7">Search All Elements</text:span><text:span text:style-name="T8">: conditions → </text:span><text:span text:style-name="T9">(input condition)</text:span><text:span text:style-name="T8"> </text:span><text:span text:style-name="T10">∧</text:span><text:span text:style-name="T9"> ((public = true)</text:span><text:span text:style-name="T10"> ∨ </text:span><text:span text:style-name="T9">(user_id = mine)) </text:span><text:span text:style-name="T10">→ returns Elements Container</text:span></text:p>
        </text:list-item>
        <text:list-item>
          <text:p text:style-name="P72"><text:span text:style-name="T11">Search My Elements</text:span><text:span text:style-name="T10">: conditions → </text:span><text:span text:style-name="T9">(input condition)</text:span><text:span text:style-name="T10"> ∧</text:span><text:span text:style-name="T9"> ((there is a bookmark for me) </text:span><text:span text:style-name="T10">∨</text:span><text:span text:style-name="T9"> ((public = false) </text:span><text:span text:style-name="T10">∧</text:span><text:span text:style-name="T9"> (user_id = mine))) </text:span><text:span text:style-name="T10">→ returns Elements Container</text:span></text:p>
        </text:list-item>
        <text:list-item>
          <text:p text:style-name="P72"><text:span text:style-name="T11">My Lessons</text:span><text:span text:style-name="T10">: conditions → </text:span><text:span text:style-name="T9">(user_id = mine)</text:span><text:span text:style-name="T10"> ∨ </text:span><text:span text:style-name="T9">(there is a bookmark)</text:span><text:span text:style-name="T10"> → returns Lessons Container</text:span></text:p>
        </text:list-item>
        <text:list-item>
          <text:p text:style-name="P72"><text:span text:style-name="T11">My Elements</text:span><text:span text:style-name="T10">: conditions → </text:span><text:span text:style-name="T9">((there is a bookmark for me) </text:span><text:span text:style-name="T10">∨</text:span><text:span text:style-name="T9"> ((public = false) </text:span><text:span text:style-name="T10">∧</text:span><text:span text:style-name="T9"> (user_id = mine))) →</text:span><text:span text:style-name="T10"> returns Elements Container</text:span></text:p>
        </text:list-item>
      </text:list>
      <text:p text:style-name="P8"><text:s/></text:p>
      <text:p text:style-name="P9">The <text:span text:style-name="T14">input conditions</text:span> used in the research of lessons and elements can be: </text:p>
      <text:list xml:id="list1882072654" text:style-name="L26">
        <text:list-item>
          <text:p text:style-name="P66">filter by subject (only for lessons)</text:p>
        </text:list-item>
        <text:list-item>
          <text:p text:style-name="P66">filter by school level (only for lessons)</text:p>
        </text:list-item>
        <text:list-item>
          <text:p text:style-name="P66">filter by format (only for media elements)</text:p>
        </text:list-item>
        <text:list-item>
          <text:p text:style-name="P66">filter by one or more tags (see <text:span text:style-name="T20">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1439792944" text:style-name="L27">
        <text:list-item>
          <text:p text:style-name="P49"><text:soft-page-break/>a list of active record objects representing lessons</text:p>
        </text:list-item>
        <text:list-item>
          <text:p text:style-name="P49">the extracting action who called the view</text:p>
        </text:list-item>
      </text:list>
      <text:p text:style-name="P3"/>
      <text:p text:style-name="P1"><text:span text:style-name="T18">The view is organized as follows</text:span><text:span text:style-name="T3">:</text:span></text:p>
      <text:list xml:id="list709474880" text:style-name="L28">
        <text:list-item>
          <text:p text:style-name="P50">buttons to order the lessons according to their parameters (except for the suggested lessons)</text:p>
        </text:list-item>
        <text:list-item>
          <text:p text:style-name="P65"><text:span text:style-name="T3">for each lesson in the set, it is shown the single lesson partial, which receives as parameter the </text:span><text:span text:style-name="T2">visible lesson state</text:span></text:p>
        </text:list-item>
        <text:list-item>
          <text:p text:style-name="P50">on the bottom, pagination</text:p>
        </text:list-item>
      </text:list>
      <text:p text:style-name="P3"/>
      <text:p text:style-name="P1"><text:span text:style-name="T18">Conditions for visible lesson states</text:span><text:span text:style-name="T3">:</text:span></text:p>
      <text:p text:style-name="P1"><text:span text:style-name="T3"><text:s/>→</text:span><text:span text:style-name="T12"> (public = false)</text:span><text:span text:style-name="T3"> </text:span><text:span text:style-name="T16">∧</text:span><text:span text:style-name="T12"> (copied_and_not_modified = false) </text:span><text:span text:style-name="T16">∧</text:span><text:span text:style-name="T12"> (user_id = mine)</text:span><text:span text:style-name="T3"> =&gt; </text:span><text:span text:style-name="T2">State 1</text:span></text:p>
      <text:p text:style-name="P1"><text:span text:style-name="T3"><text:s/>→</text:span><text:span text:style-name="T12"> (public = false)</text:span><text:span text:style-name="T3"> </text:span><text:span text:style-name="T16">∧</text:span><text:span text:style-name="T3"> </text:span><text:span text:style-name="T12">(copied_and_not_modified = true)</text:span><text:span text:style-name="T3"> </text:span><text:span text:style-name="T16">∧</text:span><text:span text:style-name="T12"> (user_id = mine) </text:span><text:span text:style-name="T3">=&gt; </text:span><text:span text:style-name="T2">State 2</text:span></text:p>
      <text:p text:style-name="P1"><text:span text:style-name="T3"><text:s/>→ </text:span><text:span text:style-name="T12">(public = true) </text:span><text:span text:style-name="T16">∧</text:span><text:span text:style-name="T12"> (user_id != mine) </text:span><text:span text:style-name="T16">∧ </text:span><text:span text:style-name="T12">(there is a bookmark)</text:span><text:span text:style-name="T3"> =&gt; </text:span><text:span text:style-name="T2">State 3</text:span></text:p>
      <text:p text:style-name="P1"><text:span text:style-name="T3"><text:s/>→ </text:span><text:span text:style-name="T12">(public = true)</text:span><text:span text:style-name="T3"> </text:span><text:span text:style-name="T16">∧</text:span><text:span text:style-name="T3"> </text:span><text:span text:style-name="T12">(user_id != mine)</text:span><text:span text:style-name="T3"> </text:span><text:span text:style-name="T16">∧</text:span><text:span text:style-name="T3"> </text:span><text:span text:style-name="T12">(there is not a bookmark)</text:span><text:span text:style-name="T3"> =&gt; </text:span><text:span text:style-name="T15">State 4</text:span></text:p>
      <text:p text:style-name="P1"><text:span text:style-name="T3"><text:s/>→ </text:span><text:span text:style-name="T12">(public = true)</text:span><text:span text:style-name="T3"> </text:span><text:span text:style-name="T16">∧ </text:span><text:span text:style-name="T12">(user_id = mine)</text:span><text:span text:style-name="T3"> =&gt; </text:span><text:span text:style-name="T2">State 5</text:span></text:p>
      <text:p text:style-name="P3"/>
      <text:p text:style-name="P4">Buttons you can see in each visible lesson state:</text:p>
      <text:list xml:id="list1309473086" text:style-name="L29">
        <text:list-item>
          <text:p text:style-name="P51">preview + edit + publish + virtual classroom + destroy + copy</text:p>
        </text:list-item>
        <text:list-item>
          <text:p text:style-name="P51">preview + edit + destroy + a special color state (grey)</text:p>
        </text:list-item>
        <text:list-item>
          <text:p text:style-name="P51">preview + virtual classroom + remove + copy + like + report</text:p>
        </text:list-item>
        <text:list-item>
          <text:p text:style-name="P51">preview + like + add + report</text:p>
        </text:list-item>
        <text:list-item>
          <text:p text:style-name="P51">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479647945" text:style-name="L30">
        <text:list-item>
          <text:p text:style-name="P58">preview<text:span text:style-name="T1">: opens a pop up with shadow, which contains the lesson viewer;</text:span></text:p>
        </text:list-item>
        <text:list-item>
          <text:p text:style-name="P58">add<text:span text:style-name="T1">: creates a bookmark;</text:span></text:p>
        </text:list-item>
        <text:list-item>
          <text:p text:style-name="P58">remove<text:span text:style-name="T1">: deletes the lesson from the list, deletes the bookmark and every line of virtual_classroom_lessons;</text:span></text:p>
        </text:list-item>
        <text:list-item>
          <text:p text:style-name="P58">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delete any likes associated to the lesson;</text:span></text:p>
        </text:list-item>
        <text:list-item>
          <text:p text:style-name="P58">publish<text:span text:style-name="T1">: saves the lesson as public (you have to confirm that you want the lesson and all its elements to be public);</text:span></text:p>
        </text:list-item>
        <text:list-item>
          <text:p text:style-name="P58">unpublish<text:span text:style-name="T1">: saves the lesson as private without asking confirm and deletes all bookmarks and virtual_classroom_lessons records from anybody else using it; does not delete associated likes;</text:span></text:p>
        </text:list-item>
        <text:list-item>
          <text:p text:style-name="P58">virtual classroom<text:span text:style-name="T1">: it is a on/off button; it just add / removes elements of </text:span><text:span text:style-name="T1">virtual_classroom_lessons;</text:span></text:p>
        </text:list-item>
        <text:list-item>
          <text:p text:style-name="P58">delete<text:span text:style-name="T1">: same behavior of 'edit', it must send notifications to who is using this lesson, and then delete all bookmarks and virtual classroom elements (it must also ask for confirmation);</text:span></text:p>
        </text:list-item>
        <text:list-item>
          <text:p text:style-name="P58">like<text:span text:style-name="T1">: on/off button, creates and deletes rows from the table likes;</text:span></text:p>
        </text:list-item>
        <text:list-item>
          <text:p text:style-name="P58">copy<text:span text:style-name="T1">: creates a clone of the lesson with all its slides and elements, with user_id = mine, and copied_and_not_modified switched to true</text:span></text:p>
        </text:list-item>
        <text:list-item>
          <text:p text:style-name="P58"><text:soft-page-break/>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8">Conditions for visible element states</text:span><text:span text:style-name="T3">:</text:span></text:p>
      <text:p text:style-name="P1"><text:span text:style-name="T3"><text:s/>→</text:span><text:span text:style-name="T12"> (public = false) </text:span><text:span text:style-name="T16">∧</text:span><text:span text:style-name="T12"> (user_id = mine)</text:span><text:span text:style-name="T3"> =&gt; </text:span><text:span text:style-name="T2">State 1</text:span></text:p>
      <text:p text:style-name="P1"><text:span text:style-name="T3"><text:s/>→</text:span><text:span text:style-name="T12"> (public = true) </text:span><text:span text:style-name="T16">∧ </text:span><text:span text:style-name="T12">(I have no bookmark)</text:span><text:span text:style-name="T3"> =&gt; </text:span><text:span text:style-name="T2">State 2</text:span></text:p>
      <text:p text:style-name="P1"><text:span text:style-name="T3"><text:s/>→ </text:span><text:span text:style-name="T12">(public = true) </text:span><text:span text:style-name="T16">∧ </text:span><text:span text:style-name="T12">(I have bookmark)</text:span><text:span text:style-name="T3"> =&gt; </text:span><text:span text:style-name="T2">State 3</text:span></text:p>
      <text:p text:style-name="P9"/>
      <text:p text:style-name="P4">Buttons you can see in each visible element state:</text:p>
      <text:list xml:id="list2147480920" text:style-name="L31">
        <text:list-item>
          <text:p text:style-name="P52">preview + edit + destroy</text:p>
        </text:list-item>
        <text:list-item>
          <text:p text:style-name="P52">preview + add + report</text:p>
        </text:list-item>
        <text:list-item>
          <text:p text:style-name="P52">preview + edit + remove</text:p>
        </text:list-item>
      </text:list>
      <text:p text:style-name="P9"/>
      <text:p text:style-name="P4">Actions and consequences of each button for elements:</text:p>
      <text:list xml:id="list992986245" text:continue-list="list1479647945" text:style-name="L30">
        <text:list-item>
          <text:p text:style-name="P58">preview<text:span text:style-name="T1">: opens a pop up with thumbnail and information</text:span></text:p>
        </text:list-item>
        <text:list-item>
          <text:p text:style-name="P58">add<text:span text:style-name="T1">: creates a bookmark for that element</text:span></text:p>
        </text:list-item>
        <text:list-item>
          <text:p text:style-name="P58">report<text:span text:style-name="T1">: opens a form to report the lesson</text:span></text:p>
        </text:list-item>
        <text:list-item>
          <text:p text:style-name="P58">edit<text:span text:style-name="T1">: opens the specific editor for that kind of element (audio, video, image, see </text:span><text:span text:style-name="T19">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8">remove<text:span text:style-name="T1">: removes the bookmark</text:span></text:p>
        </text:list-item>
        <text:list-item>
          <text:p text:style-name="P58">destroy<text:span text:style-name="T1">: removes the media element (asking for confirmation if it is used in some private lesson); also all the bookmarks are destroyed as a cascade, even though according to the model's logic there shouldn't be any (</text:span><text:span text:style-name="T19">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0">Section 2.5</text:span>) or video and audio editor (<text:span text:style-name="T20">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ext:soft-page-break/>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20">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977417633" text:style-name="L32">
        <text:list-item>
          <text:p text:style-name="P53">crop and cut parts of the image</text:p>
        </text:list-item>
        <text:list-item>
          <text:p text:style-name="P53">insert text, deciding font size, color and position</text:p>
        </text:list-item>
      </text:list>
      <text:p text:style-name="P3"/>
      <text:p text:style-name="P4">Actions available in the audio editor:</text:p>
      <text:list xml:id="list1455165435" text:style-name="L33">
        <text:list-item>
          <text:p text:style-name="P54">select different audio tracks (between my elements and public elements)</text:p>
        </text:list-item>
        <text:list-item>
          <text:p text:style-name="P54">cut audio tracks</text:p>
        </text:list-item>
        <text:list-item>
          <text:p text:style-name="P54">join audio tracks</text:p>
        </text:list-item>
        <text:list-item>
          <text:p text:style-name="P54">listen to the final audio track and decide whether saving it or not</text:p>
        </text:list-item>
      </text:list>
      <text:p text:style-name="P3"/>
      <text:p text:style-name="P4">Actions available in the video editor:</text:p>
      <text:list xml:id="list629007982" text:style-name="L34">
        <text:list-item>
          <text:p text:style-name="P55">select different videos (between my elements and public elements)</text:p>
        </text:list-item>
        <text:list-item>
          <text:p text:style-name="P55">cut videos</text:p>
        </text:list-item>
        <text:list-item>
          <text:p text:style-name="P55">join videos with a standard fade</text:p>
        </text:list-item>
        <text:list-item>
          <text:p text:style-name="P55">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437032576" text:style-name="L35">
        <text:list-item>
          <text:p text:style-name="P56">available media elements</text:p>
        </text:list-item>
        <text:list-item>
          <text:p text:style-name="P56">current slide to edit</text:p>
        </text:list-item>
        <text:list-item>
          <text:p text:style-name="P56">slides succession</text:p>
        </text:list-item>
        <text:list-item>
          <text:p text:style-name="P56">toolbar</text:p>
        </text:list-item>
      </text:list>
      <text:p text:style-name="P3"/>
      <text:p text:style-name="P3"/>
      <text:p text:style-name="P14">2.6 – Virtual classroom</text:p>
      <text:p text:style-name="P14"/>
      <text:p text:style-name="P3">A lesson can appear in the virtual classroom only under the following conditions:</text:p>
      <text:list xml:id="list223914534" text:style-name="L36">
        <text:list-item>
          <text:p text:style-name="P57">it has been created by me</text:p>
        </text:list-item>
        <text:list-item>
          <text:p text:style-name="P57">it's public and I have a bookmark for it in my lessons section</text:p>
        </text:list-item>
      </text:list>
      <text:p text:style-name="P3"><text:soft-page-break/></text:p>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
      <text:p text:style-name="P3"/>
      <text:p text:style-name="P3"/>
      <text:p text:style-name="P3"/>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ext:soft-page-break/>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ext:soft-page-break/>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
      <text:p text:style-name="P21">Section 3: Validations and Filters</text:p>
      <text:p text:style-name="P3"/>
      <text:p text:style-name="P3">scrivi che parto dal livello 2 al 4 (l'uno è definito in sezione 1, descrizione database) → una tabella per ogni livello, la prima è la del livello 2, che include anche le callbacks oltre alle validazioni</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ext:soft-page-break/>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Before destroy checks if it's the last subject of the user and stops if true</text:p>
          </table:table-cell>
          <table:table-cell table:style-name="Tabella3.C2" office:value-type="string">
            <text:p text:style-name="P23">callback</text:p>
          </table:table-cell>
        </table:table-row>
        <table:table-row>
          <table:table-cell table:style-name="Tabella3.A2" office:value-type="string">
            <text:p text:style-name="P23">UsersSubject</text:p>
          </table:table-cell>
          <table:table-cell table:style-name="Tabella3.A2" office:value-type="string">
            <text:p text:style-name="P23">Uniqueness of the couple [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ext:soft-page-break/>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sql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sql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ext:soft-page-break/>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1', 'text2', 'image1', 'image2', 'image3', 'audio1', 'audio2', 'video1', 'video2']</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sql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2 must be null if the type is not text2</text:p>
          </table:table-cell>
          <table:table-cell table:style-name="Tabella3.C2" office:value-type="string">
            <text:p text:style-name="P23">validation</text:p>
          </table:table-cell>
        </table:table-row>
        <text:soft-page-break/>
        <table:table-row>
          <table:table-cell table:style-name="Tabella3.A2" office:value-type="string">
            <text:p text:style-name="P23">Slide</text:p>
          </table:table-cell>
          <table:table-cell table:style-name="Tabella3.A2" office:value-type="string">
            <text:p text:style-name="P23">Check the correct position of all previous slides</text:p>
          </table:table-cell>
          <table:table-cell table:style-name="Tabella3.C2" office:value-type="string">
            <text:p text:style-name="P23">validation</text:p>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ext:soft-page-break/>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01T10:54:38</dc:date>
    <dc:creator>Morgan Spa</dc:creator>
    <meta:editing-duration>PT20H16M27S</meta:editing-duration>
    <meta:editing-cycles>282</meta:editing-cycles>
    <meta:generator>LibreOffice/3.5$Linux_X86_64 LibreOffice_project/350m1$Build-2</meta:generator>
    <meta:printed-by>Morgan Spa</meta:printed-by>
    <meta:print-date>2012-09-27T09:48:15</meta:print-date>
    <meta:document-statistic meta:table-count="3" meta:image-count="0" meta:object-count="0" meta:page-count="17" meta:paragraph-count="616" meta:word-count="4630" meta:character-count="25833" meta:non-whitespace-character-count="23627"/>
  </office:meta>
</office:document-meta>
</file>